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0f8f46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0f8f46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bold" officeooo:paragraph-rsid="000f8f46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f8f46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f8f46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arial" fo:letter-spacing="normal" fo:font-style="normal" fo:font-weight="normal" officeooo:rsid="00110aa5"/>
    </style:style>
    <style:style style:name="T5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arial" fo:letter-spacing="normal" fo:font-style="normal" fo:font-weight="bold" officeooo:rsid="000f8f46" style:font-weight-asian="bold" style:font-weight-complex="bold"/>
    </style:style>
    <style:style style:name="T7" style:family="text">
      <style:text-properties fo:font-variant="normal" fo:text-transform="none" fo:color="#222222" style:font-name="arial" fo:letter-spacing="normal" fo:font-style="normal" officeooo:rsid="000f8f46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Atsilo 1</text:span><text:span text:style-name="T1">) Gestione degli accessi</text:span></text:p>
      <text:p text:style-name="P2"><text:span text:style-name="T8"><text:s/></text:span><text:span text:style-name="T2">Comprende l'intera procedura che va dalla sottomissione di una domanda di ammissione dal portale web fino alla sua accettazione (o rifiuto), con relativa pubblicazione delle graduatorie.</text:span><text:line-break/><text:span text:style-name="T2">Si occupa di facilitare le trasmissioni da un agente all'altro nella filiera di gestione delle domande e di semplificare il compito agli incaricati della stessa, raccogliendo, sintetizzando e presentando i dati necessari.</text:span></text:p>
      <text:p text:style-name="P4"/>
      <text:p text:style-name="P3"><text:span text:style-name="T7">Atsilo 2</text:span><text:span text:style-name="T1">) Gestione delle rette e del servizio</text:span></text:p>
      <text:p text:style-name="P4">Gestione dei pagamenti, in relazione alla tipologia di servizio utilizzato e di utenza.</text:p>
      <text:p text:style-name="P1"><text:span text:style-name="T8"><text:s/></text:span><text:span text:style-name="T2">Gestione di tutte le richieste di variazione nella tipologia di servizio erogato, con facilitazione della comunicazione tra le parti e raccolta dei dati necessari.</text:span></text:p>
      <text:p text:style-name="P1"><text:span text:style-name="T2">Gestione dei tirocini e delle richieste di rinforzi nel personale tirocinante, in caso di situazioni particolari.</text:span><text:line-break/><text:line-break/><text:span text:style-name="T6">Atsilo 3</text:span><text:span text:style-name="T5">) Gestione delle relazioni con i genitori</text:span></text:p>
      <text:p text:style-name="P5">Comunicazioni unidirezionali dall'asilo verso i genitori, relativamente a tutto ciò che avviene durante le ore di assistenza, con semplificazione degli inserimenti da parte del personale.</text:p>
      <text:p text:style-name="P1"><text:span text:style-name="T3">Raccolta dei feedback sul servizio da parte dei genitori. Raccolta, analisi e presentazione dei dati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17:01:12.06</meta:creation-date>
    <meta:generator>LibreOffice/3.6$Windows_x86 LibreOffice_project/da8c1e6-fd468f4-454e206-f42a4a9-143cfd</meta:generator>
    <dc:date>2012-10-15T16:24:36.96</dc:date>
    <meta:editing-duration>PT2S</meta:editing-duration>
    <meta:editing-cycles>6</meta:editing-cycles>
    <meta:document-statistic meta:table-count="0" meta:image-count="0" meta:object-count="0" meta:page-count="1" meta:paragraph-count="8" meta:word-count="172" meta:character-count="1190" meta:non-whitespace-character-count="1022"/>
  </office:meta>
</office:document-meta>
</file>